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535" officeooo:paragraph-rsid="00193535"/>
    </style:style>
    <style:style style:name="P2" style:family="paragraph" style:parent-style-name="Standard">
      <style:text-properties officeooo:rsid="001c98c0" officeooo:paragraph-rsid="001c98c0"/>
    </style:style>
    <style:style style:name="P3" style:family="paragraph" style:parent-style-name="Standard">
      <style:text-properties officeooo:rsid="001d7a11" officeooo:paragraph-rsid="001d7a11"/>
    </style:style>
    <style:style style:name="P4" style:family="paragraph" style:parent-style-name="Standard">
      <style:text-properties officeooo:rsid="001f0ebd" officeooo:paragraph-rsid="001f0ebd"/>
    </style:style>
    <style:style style:name="P5" style:family="paragraph" style:parent-style-name="Standard">
      <style:text-properties officeooo:rsid="0021079c" officeooo:paragraph-rsid="0021079c"/>
    </style:style>
    <style:style style:name="P6" style:family="paragraph" style:parent-style-name="Standard">
      <style:text-properties officeooo:rsid="0021f7f1" officeooo:paragraph-rsid="0021f7f1"/>
    </style:style>
    <style:style style:name="P7" style:family="paragraph" style:parent-style-name="Standard">
      <style:text-properties officeooo:rsid="00235a83" officeooo:paragraph-rsid="00235a83"/>
    </style:style>
    <style:style style:name="P8" style:family="paragraph" style:parent-style-name="Standard">
      <style:text-properties officeooo:rsid="00262433" officeooo:paragraph-rsid="00262433"/>
    </style:style>
    <style:style style:name="P9" style:family="paragraph" style:parent-style-name="Standard">
      <style:text-properties officeooo:rsid="00262433" officeooo:paragraph-rsid="0034802e"/>
    </style:style>
    <style:style style:name="P10" style:family="paragraph" style:parent-style-name="Standard">
      <style:text-properties officeooo:rsid="0027ef0a" officeooo:paragraph-rsid="0027ef0a"/>
    </style:style>
    <style:style style:name="P11" style:family="paragraph" style:parent-style-name="Standard">
      <style:text-properties officeooo:rsid="002c6031" officeooo:paragraph-rsid="002c6031"/>
    </style:style>
    <style:style style:name="P12" style:family="paragraph" style:parent-style-name="Standard">
      <style:text-properties officeooo:rsid="002c6031" officeooo:paragraph-rsid="0034802e"/>
    </style:style>
    <style:style style:name="P13" style:family="paragraph" style:parent-style-name="Standard">
      <style:text-properties officeooo:rsid="002e47e2" officeooo:paragraph-rsid="002e47e2"/>
    </style:style>
    <style:style style:name="P14" style:family="paragraph" style:parent-style-name="Standard">
      <style:text-properties officeooo:rsid="002e47e2" officeooo:paragraph-rsid="00262433"/>
    </style:style>
    <style:style style:name="P15" style:family="paragraph" style:parent-style-name="Standard">
      <style:text-properties officeooo:rsid="002e47e2" officeooo:paragraph-rsid="0034802e"/>
    </style:style>
    <style:style style:name="P16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2e47e2" officeooo:paragraph-rsid="002e47e2"/>
    </style:style>
    <style:style style:name="P17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2e47e2" officeooo:paragraph-rsid="0034802e"/>
    </style:style>
    <style:style style:name="P18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300674" officeooo:paragraph-rsid="00300674"/>
    </style:style>
    <style:style style:name="P19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34230e" officeooo:paragraph-rsid="0034230e"/>
    </style:style>
    <style:style style:name="P20" style:family="paragraph" style:parent-style-name="Standard">
      <style:text-properties officeooo:rsid="00342336" officeooo:paragraph-rsid="0034802e"/>
    </style:style>
    <style:style style:name="T1" style:family="text">
      <style:text-properties officeooo:rsid="003006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8-100-08-2070-01-01</text:p>
      <text:p text:style-name="Standard"/>
      <text:p text:style-name="P1">2070</text:p>
      <text:p text:style-name="P1">146-148–777</text:p>
      <text:p text:style-name="P1">148-151–777</text:p>
      <text:p text:style-name="P1">152-155–411</text:p>
      <text:p text:style-name="P1">1-3–683</text:p>
      <text:p text:style-name="P1">4-7-223</text:p>
      <text:p text:style-name="P1">7-9-249</text:p>
      <text:p text:style-name="P1">10-12–133</text:p>
      <text:p text:style-name="P1">13-15–11</text:p>
      <text:p text:style-name="P1">16-18–677</text:p>
      <text:p text:style-name="P1">12-14–195</text:p>
      <text:p text:style-name="P1">15-17–344</text:p>
      <text:p text:style-name="P1">25-27–822</text:p>
      <text:p text:style-name="P1">22-29–92</text:p>
      <text:p text:style-name="P1">30-32–232</text:p>
      <text:p text:style-name="P1">32-35–877</text:p>
      <text:p text:style-name="P1">36-38–444</text:p>
      <text:p text:style-name="P1">39-41–545</text:p>
      <text:p text:style-name="P1">42-44–598</text:p>
      <text:p text:style-name="P1">45-47–881</text:p>
      <text:p text:style-name="P1">48-50–136</text:p>
      <text:p text:style-name="P1">51-53–269</text:p>
      <text:p text:style-name="P1">54-56–669</text:p>
      <text:p text:style-name="P1">56-58–444</text:p>
      <text:p text:style-name="P1">59-61–998</text:p>
      <text:p text:style-name="P1">62-65–951</text:p>
      <text:p text:style-name="P1">66-68–941</text:p>
      <text:p text:style-name="P1">69-71–433</text:p>
      <text:p text:style-name="P1">71-74–439</text:p>
      <text:p text:style-name="P1"/>
      <text:p text:style-name="P1"/>
      <text:p text:style-name="Standard"/>
      <text:p text:style-name="Standard">08-100-08-2048-01-01</text:p>
      <text:p text:style-name="Standard"/>
      <text:p text:style-name="P2">2049</text:p>
      <text:p text:style-name="P2">15-20–444747</text:p>
      <text:p text:style-name="P2">21-27–4447744</text:p>
      <text:p text:style-name="P2">28-34–7776666</text:p>
      <text:p text:style-name="P2">38-40–448259</text:p>
      <text:p text:style-name="P2">41-46–976271</text:p>
      <text:p text:style-name="P2">47-52–768818</text:p>
      <text:p text:style-name="P2">52-57–166666</text:p>
      <text:p text:style-name="P2">58-66–498888889</text:p>
      <text:p text:style-name="P2">67-71–88366</text:p>
      <text:p text:style-name="P2"/>
      <text:p text:style-name="P2">2050</text:p>
      <text:p text:style-name="P2">1-6–444711</text:p>
      <text:p text:style-name="P2">7-13–8333888</text:p>
      <text:p text:style-name="P2">14-21–4444499</text:p>
      <text:p text:style-name="P2">22-30–111999444</text:p>
      <text:p text:style-name="P2"><text:soft-page-break/>32-39–77111188</text:p>
      <text:p text:style-name="P2">40-49–8999966444</text:p>
      <text:p text:style-name="P2">50-56–2214666</text:p>
      <text:p text:style-name="P2">57-63–5588444</text:p>
      <text:p text:style-name="P2">64-68–77878</text:p>
      <text:p text:style-name="P2">69-73–88888888</text:p>
      <text:p text:style-name="P2">77-82–277777</text:p>
      <text:p text:style-name="P2">83-90–22788888</text:p>
      <text:p text:style-name="P2"/>
      <text:p text:style-name="P2">2051</text:p>
      <text:p text:style-name="P2"/>
      <text:p text:style-name="P2">1-5–44888</text:p>
      <text:p text:style-name="P2">6-11–894718</text:p>
      <text:p text:style-name="P2">12-16–88818</text:p>
      <text:p text:style-name="P2">17-23–8888817</text:p>
      <text:p text:style-name="P2">24-29–797777</text:p>
      <text:p text:style-name="P2">30-36–4436841</text:p>
      <text:p text:style-name="P2">37-42–128667</text:p>
      <text:p text:style-name="P2">43-49–7888712</text:p>
      <text:p text:style-name="P2">50-56–7787787</text:p>
      <text:p text:style-name="P2">57-66–7777776444</text:p>
      <text:p text:style-name="P2">67-73–8111877</text:p>
      <text:p text:style-name="P2">74-81–99989992</text:p>
      <text:p text:style-name="P2">82-86–44444</text:p>
      <text:p text:style-name="P2"/>
      <text:p text:style-name="P2">2052</text:p>
      <text:p text:style-name="P2"/>
      <text:p text:style-name="P2">1-8–17365111</text:p>
      <text:p text:style-name="P2">9-17–7777744444</text:p>
      <text:p text:style-name="P2">18-27–11666998888</text:p>
      <text:p text:style-name="P2">28-38–88888255477</text:p>
      <text:p text:style-name="P2">39-47–888244433</text:p>
      <text:p text:style-name="P2">48-61–74444477887777</text:p>
      <text:p text:style-name="P2">62-72–77466666744</text:p>
      <text:p text:style-name="P2">73-85–4113338774444</text:p>
      <text:p text:style-name="P2">86-96–11677774446</text:p>
      <text:p text:style-name="P2">97-106–4244441736</text:p>
      <text:p text:style-name="P2"/>
      <text:p text:style-name="P2">2053</text:p>
      <text:p text:style-name="P3">1-14–66672226555574</text:p>
      <text:p text:style-name="P3">15-24–8652241488</text:p>
      <text:p text:style-name="P3">25-32–11169911</text:p>
      <text:p text:style-name="P3">33-42–6668814888</text:p>
      <text:p text:style-name="P3">43-53–667444666439</text:p>
      <text:p text:style-name="P3">55-65–11111419336</text:p>
      <text:p text:style-name="P3">66-70–74466</text:p>
      <text:p text:style-name="P3">1-9–844444443</text:p>
      <text:p text:style-name="P3">10-19–444444466</text:p>
      <text:p text:style-name="P3">20-29–2224488414</text:p>
      <text:p text:style-name="P3">30-42–8888994444111</text:p>
      <text:p text:style-name="P3">43-53–75555117854</text:p>
      <text:p text:style-name="P3">54-64–99974448888</text:p>
      <text:p text:style-name="P3"><text:soft-page-break/>65-69–344448</text:p>
      <text:p text:style-name="P3">74-82–444628827</text:p>
      <text:p text:style-name="P3">83-87–44925</text:p>
      <text:p text:style-name="P3">88-89–66</text:p>
      <text:p text:style-name="P3"/>
      <text:p text:style-name="P3">2055</text:p>
      <text:p text:style-name="P3"/>
      <text:p text:style-name="P3">1-4–8887</text:p>
      <text:p text:style-name="P3">5-9–77413</text:p>
      <text:p text:style-name="P3">10-13–4774</text:p>
      <text:p text:style-name="P3">14-17–4444</text:p>
      <text:p text:style-name="P3">18-20–444</text:p>
      <text:p text:style-name="P3">21-24–4444</text:p>
      <text:p text:style-name="P3">25-27–444</text:p>
      <text:p text:style-name="P3">28-33–855964</text:p>
      <text:p text:style-name="P3">34-38–44622</text:p>
      <text:p text:style-name="P3">39-44–141688</text:p>
      <text:p text:style-name="P3">45-48–5557</text:p>
      <text:p text:style-name="P3">49-55–2843227</text:p>
      <text:p text:style-name="P3">57-62–734466</text:p>
      <text:p text:style-name="P3">63-67–64999</text:p>
      <text:p text:style-name="P3">68-72–77332</text:p>
      <text:p text:style-name="P3">73-77–99999</text:p>
      <text:p text:style-name="P3">78-83–44444</text:p>
      <text:p text:style-name="P3">84-89–888944</text:p>
      <text:p text:style-name="P3">90-95–559888</text:p>
      <text:p text:style-name="P3">96-99–4447</text:p>
      <text:p text:style-name="P3"/>
      <text:p text:style-name="P3">2056</text:p>
      <text:p text:style-name="P3"/>
      <text:p text:style-name="P3">1-4–2222</text:p>
      <text:p text:style-name="P3">5-14–244424425</text:p>
      <text:p text:style-name="P3">15-20–311152</text:p>
      <text:p text:style-name="P3">21-26–993359</text:p>
      <text:p text:style-name="P3">26-33–9444333</text:p>
      <text:p text:style-name="P3">34-42–644414575</text:p>
      <text:p text:style-name="P3">43-47–91277</text:p>
      <text:p text:style-name="P3">57-61–442299</text:p>
      <text:p text:style-name="P3">62-67–117759</text:p>
      <text:p text:style-name="P3">68-72–99269</text:p>
      <text:p text:style-name="P3">73-75–944</text:p>
      <text:p text:style-name="P3"/>
      <text:p text:style-name="P3">2057</text:p>
      <text:p text:style-name="P3"/>
      <text:p text:style-name="P3">1-6–555555</text:p>
      <text:p text:style-name="P3">7-12–211999</text:p>
      <text:p text:style-name="P3">13-19–9999622</text:p>
      <text:p text:style-name="P3">20-25–399992</text:p>
      <text:p text:style-name="P3">26-34–228234444</text:p>
      <text:p text:style-name="P3">35-42–17799966</text:p>
      <text:p text:style-name="P3">43-49–6776699</text:p>
      <text:p text:style-name="P3">50-56–6555459</text:p>
      <text:p text:style-name="P3"><text:soft-page-break/>57-61–66679</text:p>
      <text:p text:style-name="P3">62-70–444444433</text:p>
      <text:p text:style-name="P3">71-77–6444445</text:p>
      <text:p text:style-name="P3">78-84–9955544</text:p>
      <text:p text:style-name="P3">85-92–44444344</text:p>
      <text:p text:style-name="P3">93-100–35536666</text:p>
      <text:p text:style-name="P3">101-109–444333669</text:p>
      <text:p text:style-name="P3">110-117–44444397</text:p>
      <text:p text:style-name="P3">118-115–79919944</text:p>
      <text:p text:style-name="P3">126-132–22233777</text:p>
      <text:p text:style-name="P3">134-143–8888494499</text:p>
      <text:p text:style-name="P3">144-151–44999944</text:p>
      <text:p text:style-name="P3">152-161–6644999999</text:p>
      <text:p text:style-name="P3">162-168–9993333</text:p>
      <text:p text:style-name="P3">169-177–399999933</text:p>
      <text:p text:style-name="P3">178-155–88889999</text:p>
      <text:p text:style-name="P3">186-196–222999999999</text:p>
      <text:p text:style-name="P3">179-204–8499955</text:p>
      <text:p text:style-name="P3">205-2013–33333444</text:p>
      <text:p text:style-name="P3">214-224–99899444444</text:p>
      <text:p text:style-name="P3">225-234–3333388888</text:p>
      <text:p text:style-name="P3">235-243–882266666</text:p>
      <text:p text:style-name="P3">244-251–666444444</text:p>
      <text:p text:style-name="P3">252-258–4322521</text:p>
      <text:p text:style-name="P3">259-267–551199994</text:p>
      <text:p text:style-name="P3">268-275–33366633</text:p>
      <text:p text:style-name="P3">2076-284–558893333</text:p>
      <text:p text:style-name="P3">285-292–63344444</text:p>
      <text:p text:style-name="P3">293-301–444772288</text:p>
      <text:p text:style-name="P3">302-312–89999333333</text:p>
      <text:p text:style-name="P3">313-319–3555533</text:p>
      <text:p text:style-name="P3">320-327–99994444</text:p>
      <text:p text:style-name="P3">328-332–666477</text:p>
      <text:p text:style-name="P3">334-342–999999939</text:p>
      <text:p text:style-name="P3">343-349–9996999</text:p>
      <text:p text:style-name="P3">350-356–9999997</text:p>
      <text:p text:style-name="P3"/>
      <text:p text:style-name="P3">2058</text:p>
      <text:p text:style-name="P4">1-8–96699985</text:p>
      <text:p text:style-name="P4">9-17–664488892</text:p>
      <text:p text:style-name="P4">18-25–99999947</text:p>
      <text:p text:style-name="P4">26-34–479999999</text:p>
      <text:p text:style-name="P4">35-42–77774449</text:p>
      <text:p text:style-name="P4">43-50–18899944</text:p>
      <text:p text:style-name="P4">51-58–44499441</text:p>
      <text:p text:style-name="P4">59-66–44391624</text:p>
      <text:p text:style-name="P4">67-74–32722111</text:p>
      <text:p text:style-name="P4">75-83–161184111</text:p>
      <text:p text:style-name="P4">84-90–1499921</text:p>
      <text:p text:style-name="P4">91-101–44444444444</text:p>
      <text:p text:style-name="P4">102-108–4111744</text:p>
      <text:p text:style-name="P4">109-119–34449999916</text:p>
      <text:p text:style-name="P4"><text:soft-page-break/>120-128–927777117</text:p>
      <text:p text:style-name="P4">129-137–433449488</text:p>
      <text:p text:style-name="P4">138-144–8358999</text:p>
      <text:p text:style-name="P4">145-154–7777748991</text:p>
      <text:p text:style-name="P4">155-165–74448877555</text:p>
      <text:p text:style-name="P4">176-184–896888334</text:p>
      <text:p text:style-name="P4">185-189–65275</text:p>
      <text:p text:style-name="P4"/>
      <text:p text:style-name="P4">2059</text:p>
      <text:p text:style-name="P4">1-9–444779998</text:p>
      <text:p text:style-name="P4">10-18–777774446</text:p>
      <text:p text:style-name="P4">19-26–71177111</text:p>
      <text:p text:style-name="P4">27-34–33611114</text:p>
      <text:p text:style-name="P4">35-43–35888883</text:p>
      <text:p text:style-name="P4">44-50–3344999</text:p>
      <text:p text:style-name="P4">51-57–2644361</text:p>
      <text:p text:style-name="P4">58-64–3356777</text:p>
      <text:p text:style-name="P4">65-74–7767664444</text:p>
      <text:p text:style-name="P4">75-84–8455555945</text:p>
      <text:p text:style-name="P4">85-93–888669666</text:p>
      <text:p text:style-name="P4">94-101–55449444</text:p>
      <text:p text:style-name="P4">102-111–1166696667</text:p>
      <text:p text:style-name="P4">112-118–9988119</text:p>
      <text:p text:style-name="P4">119-123–42482</text:p>
      <text:p text:style-name="P4"/>
      <text:p text:style-name="P4">2060</text:p>
      <text:p text:style-name="P4">1-8–7777444</text:p>
      <text:p text:style-name="P4">9-14–467766</text:p>
      <text:p text:style-name="P5">15-90–94642</text:p>
      <text:p text:style-name="P5">20-27–23996724</text:p>
      <text:p text:style-name="P5">28-35–47774445</text:p>
      <text:p text:style-name="P5">36-46–33333377668</text:p>
      <text:p text:style-name="P5">47-53–8777866</text:p>
      <text:p text:style-name="P6">54-60–2299922</text:p>
      <text:p text:style-name="P6">61-70–1665991699</text:p>
      <text:p text:style-name="P6">71-77–3477885</text:p>
      <text:p text:style-name="P6">78-85–66444986</text:p>
      <text:p text:style-name="P6">86-95–4444849999</text:p>
      <text:p text:style-name="P6">96-97–44</text:p>
      <text:p text:style-name="P6"/>
      <text:p text:style-name="P2"/>
      <text:p text:style-name="Standard"/>
      <text:p text:style-name="Standard">08-100-08-2060-01-01</text:p>
      <text:p text:style-name="P7"/>
      <text:p text:style-name="P7">2060</text:p>
      <text:p text:style-name="P7"/>
      <text:p text:style-name="P7">98-99–88</text:p>
      <text:p text:style-name="P7">99-108–898111776</text:p>
      <text:p text:style-name="P7">109-117–336881169</text:p>
      <text:p text:style-name="P7">118-126–816444443</text:p>
      <text:p text:style-name="P7">137-135–333597899</text:p>
      <text:p text:style-name="P7">136-138–548</text:p>
      <text:p text:style-name="P7"><text:soft-page-break/></text:p>
      <text:p text:style-name="P7">2061</text:p>
      <text:p text:style-name="P7">1-9–992277922</text:p>
      <text:p text:style-name="P7">10-18–144117899</text:p>
      <text:p text:style-name="P7">19-27–925577666</text:p>
      <text:p text:style-name="P7">28-36–92222344</text:p>
      <text:p text:style-name="P7">37-45–444444444</text:p>
      <text:p text:style-name="P7">47-54–432231236</text:p>
      <text:p text:style-name="P7">73-81–144441172</text:p>
      <text:p text:style-name="P7">82-90–118144448</text:p>
      <text:p text:style-name="P7">91-99–777744444</text:p>
      <text:p text:style-name="P7">91-96–344444</text:p>
      <text:p text:style-name="P7"/>
      <text:p text:style-name="P7">2062</text:p>
      <text:p text:style-name="P7">1-9–333664444</text:p>
      <text:p text:style-name="P7">10-18–488844444</text:p>
      <text:p text:style-name="P7">19-27–444129998</text:p>
      <text:p text:style-name="P7">28-35–22299744</text:p>
      <text:p text:style-name="P7">36-44–497441448</text:p>
      <text:p text:style-name="P7">45-53–777266343</text:p>
      <text:p text:style-name="P7">54-62–23831886</text:p>
      <text:p text:style-name="P7">63-71–977466999</text:p>
      <text:p text:style-name="P7">72-80–999422449</text:p>
      <text:p text:style-name="P7">81-89–995551555</text:p>
      <text:p text:style-name="P7">90-98–999177799</text:p>
      <text:p text:style-name="P7">99-104–999936</text:p>
      <text:p text:style-name="P7"/>
      <text:p text:style-name="P7">2063</text:p>
      <text:p text:style-name="P7"/>
      <text:p text:style-name="P7">1-7–9951111</text:p>
      <text:p text:style-name="P7"/>
      <text:p text:style-name="P7"/>
      <text:p text:style-name="Standard"/>
      <text:p text:style-name="Standard"/>
      <text:p text:style-name="Standard">08-100-08-2063-01-01</text:p>
      <text:p text:style-name="Standard"/>
      <text:p text:style-name="P8">2063</text:p>
      <text:p text:style-name="P8"/>
      <text:p text:style-name="P8">1-9–995111197</text:p>
      <text:p text:style-name="P8">10-18–997611117</text:p>
      <text:p text:style-name="P8">19-27–555774988</text:p>
      <text:p text:style-name="P8">28-36–111692332</text:p>
      <text:p text:style-name="P8">37-45–222226633</text:p>
      <text:p text:style-name="P8">46-54–884884338</text:p>
      <text:p text:style-name="P8">55-63–899996344</text:p>
      <text:p text:style-name="P8">64-72–499514311</text:p>
      <text:p text:style-name="P8">73-81–353388888</text:p>
      <text:p text:style-name="P8">82-90–883398888</text:p>
      <text:p text:style-name="P8">91-99–222728922</text:p>
      <text:p text:style-name="P8">100-108–227777844</text:p>
      <text:p text:style-name="P8">109-117–814418644</text:p>
      <text:p text:style-name="P8">118-126–444444433</text:p>
      <text:p text:style-name="P8"><text:soft-page-break/>127-135–336447786</text:p>
      <text:p text:style-name="P8">136-144–884784488</text:p>
      <text:p text:style-name="P8">145-153–444778117</text:p>
      <text:p text:style-name="P8">154-162–881888777</text:p>
      <text:p text:style-name="P8">163-171–778888555</text:p>
      <text:p text:style-name="P10">172-180--588888545</text:p>
      <text:p text:style-name="P8">181-189–668448888</text:p>
      <text:p text:style-name="P8">208-216–888988888</text:p>
      <text:p text:style-name="P8">217-225–555555555</text:p>
      <text:p text:style-name="P8">226-234–555111461</text:p>
      <text:p text:style-name="P8">335-346–481448322</text:p>
      <text:p text:style-name="P8">244-250–91489489</text:p>
      <text:p text:style-name="P8">251-259–419883318</text:p>
      <text:p text:style-name="P8">260-268–914886155</text:p>
      <text:p text:style-name="P8">269-277-398193333</text:p>
      <text:p text:style-name="P8">278-286–846814855</text:p>
      <text:p text:style-name="P8">287-295–588666732</text:p>
      <text:p text:style-name="P8">296-304–229288884</text:p>
      <text:p text:style-name="P8">305- 2</text:p>
      <text:p text:style-name="P8"/>
      <text:p text:style-name="P8">2064</text:p>
      <text:p text:style-name="P8"/>
      <text:p text:style-name="P8">1-3–775</text:p>
      <text:p text:style-name="P8"/>
      <text:p text:style-name="P11">data after this..</text:p>
      <text:p text:style-name="P11"/>
      <text:p text:style-name="P14"/>
      <text:p text:style-name="P13"/>
      <text:p text:style-name="P13"/>
      <text:p text:style-name="P16">08-100-08-2064-01-01</text:p>
      <text:p text:style-name="P16"/>
      <text:p text:style-name="P16">2064</text:p>
      <text:p text:style-name="P16"/>
      <text:p text:style-name="P16">1-14–775777322339844</text:p>
      <text:p text:style-name="P16">15-28–44119996644444</text:p>
      <text:p text:style-name="P16">29-42–22192542244333</text:p>
      <text:p text:style-name="P16">43-47–23888882313553</text:p>
      <text:p text:style-name="P16">57-69–2344442335545</text:p>
      <text:p text:style-name="P16">60-82–9617339868388</text:p>
      <text:p text:style-name="P16">83-96–33331275553333</text:p>
      <text:p text:style-name="P16">97-110–31226441965599</text:p>
      <text:p text:style-name="P16">111-112–11</text:p>
      <text:p text:style-name="P16"/>
      <text:p text:style-name="P16">2065</text:p>
      <text:p text:style-name="P16">1-7–4444416</text:p>
      <text:p text:style-name="P16">8-14–5771112</text:p>
      <text:p text:style-name="P16">15-21–8888444</text:p>
      <text:p text:style-name="P16">22-28–8888111</text:p>
      <text:p text:style-name="P16">29-35–8199991</text:p>
      <text:p text:style-name="P16">36-42–1111298</text:p>
      <text:p text:style-name="P16">43-49–4844441</text:p>
      <text:p text:style-name="P16">50-56–9438911</text:p>
      <text:p text:style-name="P16">57-63–1154394</text:p>
      <text:p text:style-name="P16">64-69–487446</text:p>
      <text:p text:style-name="P16">70-76–4444221</text:p>
      <text:p text:style-name="P16"><text:soft-page-break/>77-83–2222227</text:p>
      <text:p text:style-name="P16">84-90–7731171</text:p>
      <text:p text:style-name="P16">91-97–1183425</text:p>
      <text:p text:style-name="P16">98-104–3616644</text:p>
      <text:p text:style-name="P16">105-111–4222779</text:p>
      <text:p text:style-name="P16">112-118–4449778</text:p>
      <text:p text:style-name="P16">119-125–4974899</text:p>
      <text:p text:style-name="P16">126-132–9111954</text:p>
      <text:p text:style-name="P16">133-139–4991122</text:p>
      <text:p text:style-name="P16">140-146–6659444</text:p>
      <text:p text:style-name="P16">147-153–4589644</text:p>
      <text:p text:style-name="P16">154-157–9266</text:p>
      <text:p text:style-name="P16"/>
      <text:p text:style-name="P16">2066</text:p>
      <text:p text:style-name="P16"/>
      <text:p text:style-name="P16">1-7–9863999</text:p>
      <text:p text:style-name="P16">8-14–9999559</text:p>
      <text:p text:style-name="P16">15-21–9991119</text:p>
      <text:p text:style-name="P16">22-27–123332</text:p>
      <text:p text:style-name="P16">28-34–3344394</text:p>
      <text:p text:style-name="P16">35-40–388999</text:p>
      <text:p text:style-name="P16">41-46–889999</text:p>
      <text:p text:style-name="P16">47-59–5444448</text:p>
      <text:p text:style-name="P16">54-60–8398889</text:p>
      <text:p text:style-name="P16">61-67–5519677</text:p>
      <text:p text:style-name="P16">68-74–7664862</text:p>
      <text:p text:style-name="P16">75-81–926222</text:p>
      <text:p text:style-name="P16">82-88–3446945</text:p>
      <text:p text:style-name="P16">89-95–7718388</text:p>
      <text:p text:style-name="P16">96-102–8273695</text:p>
      <text:p text:style-name="P16">103-112–3333397155</text:p>
      <text:p text:style-name="P16">113-119–5882211</text:p>
      <text:p text:style-name="P16">120-126–1366774</text:p>
      <text:p text:style-name="P16">127-135–995391111</text:p>
      <text:p text:style-name="P16">136-145–1111116111</text:p>
      <text:p text:style-name="P16">146-151–6996661</text:p>
      <text:p text:style-name="P16">152-158–4444951</text:p>
      <text:p text:style-name="P16">159-166–99669224</text:p>
      <text:p text:style-name="P16">167-173–4446619</text:p>
      <text:p text:style-name="P16">174-174–4</text:p>
      <text:p text:style-name="P16"/>
      <text:p text:style-name="P16"/>
      <text:p text:style-name="P16"/>
      <text:p text:style-name="P16">2067</text:p>
      <text:p text:style-name="P16"/>
      <text:p text:style-name="P16"/>
      <text:p text:style-name="P16">1-7–<text:span text:style-name="T1">3444447</text:span></text:p>
      <text:p text:style-name="P18">8-16–444364446</text:p>
      <text:p text:style-name="P18">17-23–6385311</text:p>
      <text:p text:style-name="P18">24-32–9928844166</text:p>
      <text:p text:style-name="P18">33-40–31167144</text:p>
      <text:p text:style-name="P18">41-46–712121</text:p>
      <text:p text:style-name="P18">47-53–4844444</text:p>
      <text:p text:style-name="P18">53-60–8878832</text:p>
      <text:p text:style-name="P18">61-67–5693531</text:p>
      <text:p text:style-name="P18">68-74–2232843</text:p>
      <text:p text:style-name="P18">75-82–3223364</text:p>
      <text:p text:style-name="P18">83-91–911323344</text:p>
      <text:p text:style-name="P18">92-98–4239343</text:p>
      <text:p text:style-name="P18"><text:soft-page-break/>99-106–38111188</text:p>
      <text:p text:style-name="P18">107-113–4115664</text:p>
      <text:p text:style-name="P18">114-120–4444155</text:p>
      <text:p text:style-name="P18">121-127–6688114</text:p>
      <text:p text:style-name="P18"/>
      <text:p text:style-name="P18"/>
      <text:p text:style-name="P18">2068</text:p>
      <text:p text:style-name="P18"/>
      <text:p text:style-name="P18">1-12–444466934444</text:p>
      <text:p text:style-name="P18">13-19–3595711</text:p>
      <text:p text:style-name="P18">20-26–4478717</text:p>
      <text:p text:style-name="P18">27-33–7773477</text:p>
      <text:p text:style-name="P18">34-40–1111434</text:p>
      <text:p text:style-name="P18">41-47–4333399</text:p>
      <text:p text:style-name="P18">48-56–639894444</text:p>
      <text:p text:style-name="P18">57-63–5444244</text:p>
      <text:p text:style-name="P18">64-70–7777674</text:p>
      <text:p text:style-name="P18">71-79–477748855</text:p>
      <text:p text:style-name="P18">80-86–7999371</text:p>
      <text:p text:style-name="P18">87-93–2155144</text:p>
      <text:p text:style-name="P18">94-100–2677743</text:p>
      <text:p text:style-name="P18">101-109–445555519</text:p>
      <text:p text:style-name="P18">110-115–998866</text:p>
      <text:p text:style-name="P18">116-125–9455555547</text:p>
      <text:p text:style-name="P18">126-132–4411139</text:p>
      <text:p text:style-name="P18">133-139–3784777</text:p>
      <text:p text:style-name="P18">140-146–3664444</text:p>
      <text:p text:style-name="P18">147-154–25555555</text:p>
      <text:p text:style-name="P18">155-168–55555555555555</text:p>
      <text:p text:style-name="P18">169-182–66666666699999</text:p>
      <text:p text:style-name="P18">183-196–99999999999999</text:p>
      <text:p text:style-name="P18">197-210–99999888886777</text:p>
      <text:p text:style-name="P18"/>
      <text:p text:style-name="P18"/>
      <text:p text:style-name="P18"/>
      <text:p text:style-name="P16"/>
      <text:p text:style-name="P16"/>
      <text:p text:style-name="P16"/>
      <text:p text:style-name="P16"/>
      <text:p text:style-name="P16"/>
      <text:p text:style-name="P9">08-100-08-2073-01-01</text:p>
      <text:p text:style-name="P9"/>
      <text:p text:style-name="P20">(all new address to pakhribash-7)</text:p>
      <text:p text:style-name="P9"/>
      <text:p text:style-name="P12">2073</text:p>
      <text:p text:style-name="P12"/>
      <text:p text:style-name="P12">1-3–888</text:p>
      <text:p text:style-name="P12">4-6–887</text:p>
      <text:p text:style-name="P12">7-9–877</text:p>
      <text:p text:style-name="P12">10-12–388</text:p>
      <text:p text:style-name="P12">13-15–888</text:p>
      <text:p text:style-name="P12"/>
      <text:p text:style-name="P15">2074</text:p>
      <text:p text:style-name="P15"/>
      <text:p text:style-name="P15">all eight</text:p>
      <text:p text:style-name="P15"/>
      <text:p text:style-name="P15">2075</text:p>
      <text:p text:style-name="P15"><text:soft-page-break/></text:p>
      <text:p text:style-name="P17">all eight.</text:p>
      <text:p text:style-name="P16"/>
      <text:p text:style-name="P16">08-100-08-2075-01-01</text:p>
      <text:p text:style-name="P19">all packhribash 8</text:p>
      <text:p text:style-name="P16"/>
      <text:p text:style-name="P16"/>
      <text:p text:style-name="P16"/>
      <text:p text:style-name="P16"/>
      <text:p text:style-name="P16">08-100-07-2073-01-01</text:p>
      <text:p text:style-name="P16"/>
      <text:p text:style-name="P19">2074</text:p>
      <text:p text:style-name="P19">1-37—all seven</text:p>
      <text:p text:style-name="P19">38-45—all eight</text:p>
      <text:p text:style-name="P19">45-78—all seven</text:p>
      <text:p text:style-name="P19"/>
      <text:p text:style-name="P19"/>
      <text:p text:style-name="P19">2075</text:p>
      <text:p text:style-name="P19"/>
      <text:p text:style-name="P19">1-8–77777777</text:p>
      <text:p text:style-name="P19">9-11–888</text:p>
      <text:p text:style-name="P19"/>
      <text:p text:style-name="P19"/>
      <text:p text:style-name="P16"/>
      <text:p text:style-name="P16">08-100-08-2037-01-01</text:p>
      <text:p text:style-name="P16"/>
      <text:p text:style-name="P19">no necessary..<text:line-break/>all ready done..<text:line-break/>panjikari required though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08:05:46.811871937</meta:creation-date>
    <meta:generator>LibreOffice/6.4.7.2$Linux_X86_64 LibreOffice_project/40$Build-2</meta:generator>
    <dc:date>2021-06-18T20:43:26.780000999</dc:date>
    <meta:editing-duration>PT3H22M25S</meta:editing-duration>
    <meta:editing-cycles>12</meta:editing-cycles>
    <meta:document-statistic meta:table-count="0" meta:image-count="0" meta:object-count="0" meta:page-count="10" meta:paragraph-count="427" meta:word-count="828" meta:character-count="5747" meta:non-whitespace-character-count="5726"/>
  </office:meta>
</office:document-meta>
</file>